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35FC3A73251ADE63DA0.png" manifest:media-type="image/png"/>
  <manifest:file-entry manifest:full-path="Pictures/100000010000026A0000038B44C8552B34188082.png" manifest:media-type="image/png"/>
  <manifest:file-entry manifest:full-path="Pictures/100000010000026B000003B77FDD237B08D4BCB9.png" manifest:media-type="image/png"/>
  <manifest:file-entry manifest:full-path="Pictures/1000000100000268000003AD37B28EC27FBAB20C.png" manifest:media-type="image/png"/>
  <manifest:file-entry manifest:full-path="Pictures/1000000100000269000003832DC1985FCAC0D375.png" manifest:media-type="image/png"/>
  <manifest:file-entry manifest:full-path="Pictures/100000010000027D000003A1DCF01D338F647688.png" manifest:media-type="image/png"/>
  <manifest:file-entry manifest:full-path="Pictures/10000001000002750000038BF6B7EFECD6DA66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x="0.337cm" svg:y="-0.108cm" svg:width="16.327cm" svg:height="22.835cm" draw:z-index="0"><draw:image xlink:href="Pictures/10000001000002690000035FC3A73251ADE63DA0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Bild2" text:anchor-type="char" svg:width="16.379cm" svg:height="25.165cm" draw:z-index="1"><draw:image xlink:href="Pictures/100000010000026B000003B77FDD237B08D4BCB9.png" xlink:type="simple" xlink:show="embed" xlink:actuate="onLoad" draw:mime-type="image/png"/></draw:frame></text:p>
      <text:p text:style-name="P1"><draw:frame draw:style-name="fr1" draw:name="Bild3" text:anchor-type="char" svg:width="16.353cm" svg:height="24.001cm" draw:z-index="2"><draw:image xlink:href="Pictures/100000010000026A0000038B44C8552B34188082.png" xlink:type="simple" xlink:show="embed" xlink:actuate="onLoad" draw:mime-type="image/png"/></draw:frame></text:p>
      <text:p text:style-name="P1"><draw:frame draw:style-name="fr1" draw:name="Bild4" text:anchor-type="char" svg:width="16.327cm" svg:height="23.79cm" draw:z-index="3"><draw:image xlink:href="Pictures/1000000100000269000003832DC1985FCAC0D375.png" xlink:type="simple" xlink:show="embed" xlink:actuate="onLoad" draw:mime-type="image/png"/></draw:frame></text:p>
      <text:p text:style-name="P1"><draw:frame draw:style-name="fr1" draw:name="Bild5" text:anchor-type="char" svg:width="16.3cm" svg:height="24.901cm" draw:z-index="4"><draw:image xlink:href="Pictures/1000000100000268000003AD37B28EC27FBAB20C.png" xlink:type="simple" xlink:show="embed" xlink:actuate="onLoad" draw:mime-type="image/png"/></draw:frame></text:p>
      <text:p text:style-name="P1"><draw:frame draw:style-name="fr1" draw:name="Bild6" text:anchor-type="char" svg:width="16.856cm" svg:height="24.583cm" draw:z-index="5"><draw:image xlink:href="Pictures/100000010000027D000003A1DCF01D338F647688.png" xlink:type="simple" xlink:show="embed" xlink:actuate="onLoad" draw:mime-type="image/png"/></draw:frame></text:p>
      <text:p text:style-name="P1"><draw:frame draw:style-name="fr1" draw:name="Bild7" text:anchor-type="char" svg:width="16.644cm" svg:height="24.001cm" draw:z-index="6"><draw:image xlink:href="Pictures/10000001000002750000038BF6B7EFECD6DA66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2:00:14.699000000</meta:creation-date>
    <meta:print-date>2022-08-20T02:04:00.053000000</meta:print-date>
    <dc:date>2022-08-20T02:05:01.873000000</dc:date>
    <meta:editing-duration>PT4M47S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